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1035" officeooo:paragraph-rsid="00091035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91035" officeooo:paragraph-rsid="00091035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text-properties officeooo:rsid="00091035" officeooo:paragraph-rsid="00091035"/>
    </style:style>
    <style:style style:name="T1" style:family="text">
      <style:text-properties officeooo:rsid="000a86b8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roved log decoder tool</text:p>
      <text:p text:style-name="P2"/>
      <text:p text:style-name="P1"/>
      <text:p text:style-name="P1">Basic Idea</text:p>
      <text:p text:style-name="P1"/>
      <text:p text:style-name="P1">Decoding the encrypted part of logs can be a frequent activity but one that involves many keystokes:</text:p>
      <text:list xml:id="list1945149857" text:style-name="L1">
        <text:list-item>
          <text:p text:style-name="P3">Select and copy string of interest</text:p>
        </text:list-item>
        <text:list-item>
          <text:p text:style-name="P3">Go to a command prompt</text:p>
        </text:list-item>
        <text:list-item>
          <text:p text:style-name="P3">Type command (or alias) </text:p>
        </text:list-item>
        <text:list-item>
          <text:p text:style-name="P3">Paste the text then add semi-colon</text:p>
        </text:list-item>
        <text:list-item>
          <text:p text:style-name="P3">Response will not be pretty </text:p>
        </text:list-item>
        <text:list-item>
          <text:p text:style-name="P3">Gets a response but not formatted / pretty </text:p>
        </text:list-item>
        <text:list-item>
          <text:p text:style-name="P3">Select and copy back to an editor</text:p>
        </text:list-item>
        <text:list-item>
          <text:p text:style-name="P3">Do some keystrokes to make it pretty</text:p>
        </text:list-item>
      </text:list>
      <text:p text:style-name="P1"/>
      <text:p text:style-name="P1">Instead:</text:p>
      <text:p text:style-name="P1"/>
      <text:p text:style-name="P1"><text:span text:style-name="T1">Implement a </text:span>tool (could be run locally or webpage) <text:span text:style-name="T1">that provides an interface </text:span>such as shown in <text:span text:style-name="T1">our </text:span>mock<text:span text:style-name="T1">-up diagram which</text:span> would:</text:p>
      <text:p text:style-name="P1">- have an input box for the encrypted data</text:p>
      <text:p text:style-name="P1">- have a radio button / drop down to choose the decode type</text:p>
      <text:p text:style-name="P1">- decoded text would be shown in pretty format</text:p>
      <text:p text:style-name="P1">Optional extras:</text:p>
      <text:p text:style-name="P1"><text:tab/>- A box to enter text which is then highlighted in the output box</text:p>
      <text:p text:style-name="P1"><text:tab/></text:p>
      <text:p text:style-name="P1">Future Ideas</text:p>
      <text:p text:style-name="P1"><text:tab/>- Can cut and paste encoded Request and Response together in one step with formatted output. </text:p>
      <text:p text:style-name="P1"/>
      <text:p text:style-name="P1"/>
      <text:p text:style-name="P1">Implementation could be locally run tool. But for proof of concept, we created a <text:span text:style-name="T1">simple </text:span>webpage <text:span text:style-name="T1">and a simple http listener to return </text:span>decode<text:span text:style-name="T1">d data. It is acknowledged that this way of working would be problematic from a security perspective: the webpage may need to be protected by authentication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14:05:14.902764000</meta:creation-date>
    <dc:date>2017-04-13T18:26:54.311024000</dc:date>
    <meta:editing-duration>PT4H21M39S</meta:editing-duration>
    <meta:editing-cycles>2</meta:editing-cycles>
    <meta:generator>LibreOffice/5.4.4.2$MacOSX_X86_64 LibreOffice_project/2524958677847fb3bb44820e40380acbe820f960</meta:generator>
    <meta:document-statistic meta:table-count="0" meta:image-count="0" meta:object-count="0" meta:page-count="1" meta:paragraph-count="22" meta:word-count="216" meta:character-count="1164" meta:non-whitespace-character-count="970"/>
  </office:meta>
</office:document-meta>
</file>